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46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cture de Preibisch et al. 2013 (Multiview Deconvolution) PDF gratuit : https://arxiv.org/pdf/1302.4012 </text:p>
      <text:p text:style-name="Standard"/>
      <text:p text:style-name="Standard">Lecture de IsoView (Chhetri et al. 2015) PDF gratuit : https://www.biorxiv.org/content/10.1101/015834v1.full.pdf </text:p>
      <text:p text:style-name="Standard"/>
      <text:p text:style-name="Standard"/>
      <text:p text:style-name="Standard">Lecture des méthodes de déconvolution Richardson (1972) et Lucy (1974) Richardson PDF : https://www.ece.iastate.edu/~namrata/EE528/reading/Richardson.pdf </text:p>
      <text:p text:style-name="Standard"/>
      <text:p text:style-name="Standard"/>
      <text:p text:style-name="P1">Lecture de MaMuT (Wolff et al. 2018) PDF gratuit : https://elifesciences.org/articles/34410</text:p>
      <text:p text:style-name="P1"/>
      <text:p text:style-name="P1"><text:s/>Lecture de BM3D (Dabov 2007) PDF :https://webpages.tuni.fi/foi/GCF-BM3D/BM3D_TIP_2007.pdf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01:40:54.471591800</meta:creation-date>
    <meta:generator>LibreOffice/25.2.7.2$Windows_X86_64 LibreOffice_project/5cbfd1ab6520636bb5f7b99185aa69bd7456825d</meta:generator>
    <dc:date>2025-11-27T08:12:18.516695200</dc:date>
    <meta:editing-duration>PT6H4M31S</meta:editing-duration>
    <meta:editing-cycles>1</meta:editing-cycles>
    <meta:document-statistic meta:table-count="0" meta:image-count="0" meta:object-count="0" meta:page-count="1" meta:paragraph-count="5" meta:word-count="55" meta:character-count="553" meta:non-whitespace-character-count="499"/>
  </office:meta>
</office:document-meta>
</file>